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1.5972in" table:align="margins"/>
    </style:style>
    <style:style style:name="Table3.A" style:family="table-column">
      <style:table-column-properties style:column-width="1.5972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3" style:family="paragraph" style:parent-style-name="Table_20_Contents">
      <style:text-properties fo:font-style="italic" officeooo:rsid="001619c1" officeooo:paragraph-rsid="001619c1" style:font-style-asian="italic" style:font-style-complex="italic"/>
    </style:style>
    <style:style style:name="P4" style:family="paragraph" style:parent-style-name="Table_20_Contents">
      <style:text-properties officeooo:rsid="001619c1" officeooo:paragraph-rsid="001619c1"/>
    </style:style>
    <style:style style:name="P5" style:family="paragraph" style:parent-style-name="Table_20_Contents">
      <style:text-properties fo:font-weight="normal" officeooo:rsid="001619c1" officeooo:paragraph-rsid="001619c1" style:font-weight-asian="normal" style:font-weight-complex="normal"/>
    </style:style>
    <style:style style:name="P6" style:family="paragraph" style:parent-style-name="Table_20_Contents">
      <style:text-properties officeooo:rsid="00162d5f" officeooo:paragraph-rsid="00162d5f"/>
    </style:style>
    <style:style style:name="P7"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8" style:family="paragraph" style:parent-style-name="Table_20_Contents">
      <style:text-properties officeooo:rsid="0019466e" officeooo:paragraph-rsid="0019466e"/>
    </style:style>
    <style:style style:name="P9" style:family="paragraph" style:parent-style-name="Table_20_Contents">
      <style:text-properties fo:color="#00a65d" fo:font-weight="bold" officeooo:rsid="001ac74e" officeooo:paragraph-rsid="001ac74e" style:font-weight-asian="bold" style:font-weight-complex="bold"/>
    </style:style>
    <style:style style:name="P10" style:family="paragraph" style:parent-style-name="Table_20_Contents">
      <style:text-properties officeooo:rsid="001c3895" officeooo:paragraph-rsid="001c3895"/>
    </style:style>
    <style:style style:name="P11" style:family="paragraph" style:parent-style-name="Table_20_Contents">
      <style:text-properties fo:color="#ce181e" fo:font-weight="bold" officeooo:rsid="001cd680" officeooo:paragraph-rsid="001cd680" style:font-weight-asian="bold" style:font-weight-complex="bold"/>
    </style:style>
    <style:style style:name="P12" style:family="paragraph" style:parent-style-name="Standard">
      <style:text-properties fo:font-weight="bold" officeooo:rsid="00162d5f" officeooo:paragraph-rsid="00162d5f" style:font-weight-asian="bold" style:font-weight-complex="bold"/>
    </style:style>
    <style:style style:name="P13" style:family="paragraph" style:parent-style-name="Standard">
      <style:text-properties fo:font-weight="bold" officeooo:rsid="0016adf8" officeooo:paragraph-rsid="0016adf8" style:font-weight-asian="bold" style:font-weight-complex="bold"/>
    </style:style>
    <style:style style:name="P14" style:family="paragraph" style:parent-style-name="Standard">
      <style:text-properties fo:font-weight="bold" officeooo:rsid="00183ffd" officeooo:paragraph-rsid="00183ffd" style:font-weight-asian="bold" style:font-weight-complex="bold"/>
    </style:style>
    <style:style style:name="P15" style:family="paragraph" style:parent-style-name="Standard">
      <style:text-properties fo:font-weight="bold" officeooo:rsid="0019466e" officeooo:paragraph-rsid="0019466e" style:font-weight-asian="bold" style:font-weight-complex="bold"/>
    </style:style>
    <style:style style:name="P16" style:family="paragraph" style:parent-style-name="Standard">
      <style:text-properties fo:font-weight="normal" officeooo:rsid="00162d5f" officeooo:paragraph-rsid="00162d5f" style:font-weight-asian="normal" style:font-weight-complex="normal"/>
    </style:style>
    <style:style style:name="P17" style:family="paragraph" style:parent-style-name="Standard">
      <style:text-properties fo:font-weight="normal" officeooo:rsid="0016adf8" officeooo:paragraph-rsid="0016adf8" style:font-weight-asian="normal" style:font-weight-complex="normal"/>
    </style:style>
    <style:style style:name="P18" style:family="paragraph" style:parent-style-name="Standard">
      <style:text-properties fo:font-weight="normal" officeooo:rsid="00183ffd" officeooo:paragraph-rsid="00183ffd" style:font-weight-asian="normal" style:font-weight-complex="normal"/>
    </style:style>
    <style:style style:name="P19" style:family="paragraph" style:parent-style-name="Standard">
      <style:text-properties fo:color="#a3238e" fo:font-weight="bold" officeooo:rsid="00162d5f" officeooo:paragraph-rsid="00162d5f" style:font-weight-asian="bold" style:font-weight-complex="bold"/>
    </style:style>
    <style:style style:name="P20" style:family="paragraph" style:parent-style-name="Standard">
      <style:text-properties officeooo:paragraph-rsid="001c3895"/>
    </style:style>
    <style:style style:name="P21" style:family="paragraph" style:parent-style-name="Table_20_Contents">
      <style:text-properties fo:font-weight="bold" officeooo:rsid="001619c1" officeooo:paragraph-rsid="001619c1" style:font-weight-asian="bold" style:font-weight-complex="bold"/>
    </style:style>
    <style:style style:name="P22"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23" style:family="paragraph" style:parent-style-name="Standard" style:list-style-name="L1">
      <style:text-properties fo:font-weight="normal" officeooo:rsid="00162d5f" officeooo:paragraph-rsid="00162d5f" style:font-weight-asian="normal" style:font-weight-complex="normal"/>
    </style:style>
    <style:style style:name="P24" style:family="paragraph" style:parent-style-name="Standard" style:list-style-name="L2">
      <style:text-properties fo:font-weight="normal" officeooo:rsid="0016adf8" officeooo:paragraph-rsid="0016adf8" style:font-weight-asian="normal" style:font-weight-complex="normal"/>
    </style:style>
    <style:style style:name="P25" style:family="paragraph" style:parent-style-name="Standard" style:list-style-name="L4">
      <style:text-properties fo:font-weight="normal" officeooo:rsid="0016adf8" officeooo:paragraph-rsid="0016adf8" style:font-weight-asian="normal" style:font-weight-complex="normal"/>
    </style:style>
    <style:style style:name="P26" style:family="paragraph" style:parent-style-name="Standard" style:list-style-name="L5">
      <style:text-properties fo:font-weight="normal" officeooo:rsid="0016adf8" officeooo:paragraph-rsid="0016adf8" style:font-weight-asian="normal" style:font-weight-complex="normal"/>
    </style:style>
    <style:style style:name="P27" style:family="paragraph" style:parent-style-name="Standard" style:list-style-name="L6">
      <style:text-properties fo:font-weight="normal" officeooo:rsid="0016adf8" officeooo:paragraph-rsid="0016adf8" style:font-weight-asian="normal" style:font-weight-complex="normal"/>
    </style:style>
    <style:style style:name="P28" style:family="paragraph" style:parent-style-name="Standard" style:list-style-name="L4">
      <style:text-properties fo:font-weight="normal" officeooo:rsid="00178435" officeooo:paragraph-rsid="00178435" style:font-weight-asian="normal" style:font-weight-complex="normal"/>
    </style:style>
    <style:style style:name="P29" style:family="paragraph" style:parent-style-name="Standard" style:list-style-name="L4">
      <style:text-properties fo:font-weight="normal" officeooo:rsid="0018920e" officeooo:paragraph-rsid="0018920e" style:font-weight-asian="normal" style:font-weight-complex="normal"/>
    </style:style>
    <style:style style:name="P30" style:family="paragraph" style:parent-style-name="Standard" style:list-style-name="L5">
      <style:text-properties fo:font-weight="normal" officeooo:rsid="00183ffd" officeooo:paragraph-rsid="00183ffd" style:font-weight-asian="normal" style:font-weight-complex="normal"/>
    </style:style>
    <style:style style:name="P31" style:family="paragraph" style:parent-style-name="Standard" style:list-style-name="L7">
      <style:text-properties fo:font-weight="normal" officeooo:rsid="00183ffd" officeooo:paragraph-rsid="00183ffd" style:font-weight-asian="normal" style:font-weight-complex="normal"/>
    </style:style>
    <style:style style:name="P32" style:family="paragraph" style:parent-style-name="Standard" style:list-style-name="L8">
      <style:text-properties fo:font-weight="normal" officeooo:rsid="00183ffd" officeooo:paragraph-rsid="00183ffd" style:font-weight-asian="normal" style:font-weight-complex="normal"/>
    </style:style>
    <style:style style:name="P33" style:family="paragraph" style:parent-style-name="Standard">
      <style:text-properties fo:font-weight="normal" officeooo:rsid="001d3600" officeooo:paragraph-rsid="001d3600" style:font-weight-asian="normal" style:font-weight-complex="normal"/>
    </style:style>
    <style:style style:name="P34" style:family="paragraph" style:parent-style-name="Standard">
      <style:text-properties fo:font-weight="normal" officeooo:rsid="001e2987" officeooo:paragraph-rsid="001e2987" style:font-weight-asian="normal" style:font-weight-complex="normal"/>
    </style:style>
    <style:style style:name="P35" style:family="paragraph" style:parent-style-name="Standard" style:list-style-name="L3">
      <style:text-properties officeooo:paragraph-rsid="0016adf8"/>
    </style:style>
    <style:style style:name="P36" style:family="paragraph" style:parent-style-name="Standard" style:list-style-name="L7">
      <style:text-properties fo:font-weight="bold" officeooo:rsid="00183ffd" officeooo:paragraph-rsid="00183ffd" style:font-weight-asian="bold" style:font-weight-complex="bold"/>
    </style:style>
    <style:style style:name="P37" style:family="paragraph" style:parent-style-name="Standard">
      <style:text-properties fo:font-weight="bold" officeooo:rsid="0019466e" officeooo:paragraph-rsid="0019466e"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column table:style-name="Table1.D"/>
        <table:table-row>
          <table:table-cell table:style-name="Table1.A1" office:value-type="string">
            <text:p text:style-name="P2">Computational systems mechanobiology of Wound Healing - Tepole</text:p>
          </table:table-cell>
          <table:table-cell table:style-name="Table1.A1" office:value-type="string">
            <text:p text:style-name="P7">Alkaline Phospatase and it’s role in the Immune System - Sloot</text:p>
          </table:table-cell>
          <table:table-cell table:style-name="Table1.A1" office:value-type="string">
            <text:p text:style-name="P9">A multi-agent cell-based model for wound contraction - Boon</text:p>
          </table:table-cell>
          <table:table-cell table:style-name="Table1.D1" office:value-type="string">
            <text:p text:style-name="P11">Computational Modeling of Inflammation and Wound Healing - Ziraldo</text:p>
          </table:table-cell>
        </table:table-row>
        <table:table-row>
          <table:table-cell table:style-name="Table1.A2" office:value-type="string">
            <text:p text:style-name="P1"/>
          </table:table-cell>
          <table:table-cell table:style-name="Table1.A2" office:value-type="string">
            <text:p text:style-name="P5">Inflammation Triggering Moeties <text:span text:style-name="T1">(ITMs)</text:span></text:p>
          </table:table-cell>
          <table:table-cell table:style-name="Table1.A2" office:value-type="string">
            <text:p text:style-name="P10">Cells -</text:p>
            <table:table table:name="Table3" table:style-name="Table3">
              <table:table-column table:style-name="Table3.A"/>
              <table:table-row>
                <table:table-cell table:style-name="Table3.A1" office:value-type="string">
                  <text:p text:style-name="P10">Fibroblasts</text:p>
                </table:table-cell>
              </table:table-row>
              <table:table-row>
                <table:table-cell table:style-name="Table3.A2" office:value-type="string">
                  <text:p text:style-name="P10">Myofibroblasts</text:p>
                </table:table-cell>
              </table:table-row>
              <table:table-row>
                <table:table-cell table:style-name="Table3.A2" office:value-type="string">
                  <text:p text:style-name="P10">Leukocytes</text:p>
                </table:table-cell>
              </table:table-row>
            </table:table>
            <text:p text:style-name="P20"/>
          </table:table-cell>
          <table:table-cell table:style-name="Table1.D2" office:value-type="string">
            <text:p text:style-name="Table_20_Contents"/>
          </table:table-cell>
        </table:table-row>
        <table:table-row>
          <table:table-cell table:style-name="Table1.A2" office:value-type="string">
            <text:p text:style-name="P4"/>
          </table:table-cell>
          <table:table-cell table:style-name="Table1.A2" office:value-type="string">
            <text:p text:style-name="P4">Alkaline Phosphatase <text:span text:style-name="T1">(AP) – </text:span><text:span text:style-name="T6">Endogenous in liver, supplemented,</text:span></text:p>
          </table:table-cell>
          <table:table-cell table:style-name="Table1.A2" office:value-type="string">
            <text:p text:style-name="P10">Cytokines - </text:p>
            <text:p text:style-name="P10">tPA</text:p>
            <text:p text:style-name="P10">PDGF</text:p>
            <text:p text:style-name="P10">TGFB</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Neutrophils – <text:span text:style-name="T4">Resting, Activated, Apoptotic, Necrotic</text:span></text:p>
          </table:table-cell>
          <table:table-cell table:style-name="Table1.A2" office:value-type="string">
            <text:p text:style-name="P10">Fibres -</text:p>
            <text:p text:style-name="P10">Collagen</text:p>
            <text:p text:style-name="P10">Fibrin</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Pro-inflammatory Cytokines </text:p>
          </table:table-cell>
          <table:table-cell table:style-name="Table1.A2" office:value-type="string">
            <text:p text:style-name="P10"/>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Anti-inflammatory Cytokines</text:p>
          </table:table-cell>
          <table:table-cell table:style-name="Table1.A2" office:value-type="string">
            <text:p text:style-name="P10"/>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Macrophages – <text:span text:style-name="T3">Activated, Resting</text:span></text:p>
          </table:table-cell>
          <table:table-cell table:style-name="Table1.A2" office:value-type="string">
            <text:p text:style-name="P10"/>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P12">Combining AP model and ABMs</text:p>
      <text:p text:style-name="P12"/>
      <text:list xml:id="list100504512" text:style-name="L1">
        <text:list-item>
          <text:p text:style-name="P23">Level of exposure to immune system determined by blood flow to area (e.g. angiogenesis / distance to vessels) </text:p>
        </text:list-item>
      </text:list>
      <text:p text:style-name="P16"/>
      <text:p text:style-name="P16"/>
      <text:p text:style-name="P16"/>
      <text:p text:style-name="P16"/>
      <text:p text:style-name="P12">Inflammation Triggering Moeties (ITMs)</text:p>
      <text:p text:style-name="P16"/>
      <text:p text:style-name="P19">Alkaline Phosphatase (AP) – Endogenous in liver, supplemented,</text:p>
      <text:p text:style-name="P19">Neutrophils – Resting, Activated, Apoptotic, Necrotic</text:p>
      <text:list xml:id="list1184768352" text:style-name="L2">
        <text:list-item>
          <text:p text:style-name="P24">In wound – produce antimicrobial substances and phagocyte bacteria</text:p>
        </text:list-item>
        <text:list-item>
          <text:p text:style-name="P24">First cells to migrate to site of inflammation, they are later replaced by macrophages</text:p>
        </text:list-item>
      </text:list>
      <text:p text:style-name="P19"><text:soft-page-break/>Pro-inflammatory Cytokines </text:p>
      <text:list xml:id="list415863044" text:style-name="L3">
        <text:list-item>
          <text:p text:style-name="P35"><text:span text:style-name="T2">IL-1</text:span><text:span text:style-name="Default_20_Paragraph_20_Font"><text:span text:style-name="T6">β </text:span></text:span></text:p>
        </text:list-item>
        <text:list-item>
          <text:p text:style-name="P35"><text:span text:style-name="Default_20_Paragraph_20_Font"><text:span text:style-name="T6">TNFα</text:span></text:span></text:p>
        </text:list-item>
      </text:list>
      <text:p text:style-name="P19">Anti-inflammatory Cytokines</text:p>
      <text:p text:style-name="P12">TGF-β <text:span text:style-name="T7">(multifunctional cytokine)</text:span></text:p>
      <text:list xml:id="list2606283266" text:style-name="L4">
        <text:list-item>
          <text:p text:style-name="P25">Released by macrophages</text:p>
        </text:list-item>
        <text:list-item>
          <text:p text:style-name="P25">Attracts macrophages and fibroblasts</text:p>
        </text:list-item>
        <text:list-item>
          <text:p text:style-name="P28">Stimulates resting monocytes – upregulates inflammatory response</text:p>
        </text:list-item>
        <text:list-item>
          <text:p text:style-name="P28">While also <text:span text:style-name="T5">downregulating </text:span><text:span text:style-name="T8">cytokine production in monocytes and macrophages</text:span></text:p>
        </text:list-item>
        <text:list-item>
          <text:p text:style-name="P28">inhibits activated macrophages</text:p>
        </text:list-item>
        <text:list-item>
          <text:p text:style-name="P29">Excessive action may be resp<text:span text:style-name="T9">onsible for tissue damage from scarring</text:span></text:p>
        </text:list-item>
        <text:list-item>
          <text:p text:style-name="P29"/>
        </text:list-item>
      </text:list>
      <text:p text:style-name="P12"/>
      <text:p text:style-name="P12"/>
      <text:p text:style-name="P19">Macrophages – Activated, Resting</text:p>
      <text:list xml:id="list2701363146" text:style-name="L5">
        <text:list-item>
          <text:p text:style-name="P26">Establish long-lasting chemical sources of cytokines and keratinocytes</text:p>
        </text:list-item>
        <text:list-item>
          <text:p text:style-name="P30">Maintain production of TBF-B</text:p>
        </text:list-item>
      </text:list>
      <text:p text:style-name="P12"/>
      <text:p text:style-name="P13">Proangiogenic Factors</text:p>
      <text:list xml:id="list567264965" text:style-name="L6">
        <text:list-item>
          <text:p text:style-name="P27">Vascular endothelial growth factor <text:span text:style-name="T1">(VEGF)</text:span></text:p>
        </text:list-item>
        <text:list-item>
          <text:p text:style-name="P27">Fibroblast growth factors</text:p>
        </text:list-item>
      </text:list>
      <text:p text:style-name="P17"/>
      <text:p text:style-name="P14">Keratinocytes</text:p>
      <text:list xml:id="list260349984" text:style-name="L7">
        <text:list-item>
          <text:p text:style-name="P31">Chemically attracted by TGF-a</text:p>
        </text:list-item>
        <text:list-item>
          <text:p text:style-name="P36">Can contribute to de novo hair follicle formation</text:p>
        </text:list-item>
        <text:list-item>
          <text:p text:style-name="P31">Build the new epidermis: in healthy skin, proliferative keratinocytes are polarised by adhering to the basement membrane (can continually renew the epidermis)</text:p>
        </text:list-item>
      </text:list>
      <text:p text:style-name="P18"/>
      <text:p text:style-name="P14">Fibroblasts</text:p>
      <text:list xml:id="list3076174912" text:style-name="L8">
        <text:list-item>
          <text:p text:style-name="P32">Assemble the new ECM in the dermis</text:p>
        </text:list-item>
        <text:list-item>
          <text:p text:style-name="P32">Migrate in response to initial inflammatory signals, especially towards PDGF and TGF-B</text:p>
        </text:list-item>
        <text:list-item>
          <text:p text:style-name="P32">Increased collagen deposition in the presence of TGF-B</text:p>
        </text:list-item>
        <text:list-item>
          <text:p text:style-name="P32">Respond to strain by altering heir collagen deoposition rate and producing TGF-B</text:p>
        </text:list-item>
        <text:list-item>
          <text:p text:style-name="P32">Remodeling: break down the scar and reorganise the ECM</text:p>
        </text:list-item>
      </text:list>
      <text:p text:style-name="P18"/>
      <text:p text:style-name="P18"/>
      <text:p text:style-name="P18"/>
      <text:p text:style-name="P18"/>
      <text:p text:style-name="P18"/>
      <text:p text:style-name="P18"/>
      <text:p text:style-name="P18"/>
      <text:p text:style-name="P18"/>
      <text:p text:style-name="P15">Biomarkers</text:p>
      <table:table table:name="Table2" table:style-name="Table2">
        <table:table-column table:style-name="Table2.A"/>
        <table:table-column table:style-name="Table2.B"/>
        <table:table-row>
          <table:table-cell table:style-name="Table2.A1" office:value-type="string">
            <text:p text:style-name="P8">Liver enzymes (AST, ALT)</text:p>
          </table:table-cell>
          <table:table-cell table:style-name="Table2.B1" office:value-type="string">
            <text:p text:style-name="P8"><text:span text:style-name="T10">Excessive levels i</text:span>ndicate hepatocyt<text:span text:style-name="T10">ic</text:span> injury</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ext:soft-page-break/>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15"/>
      <text:p text:style-name="P15"/>
      <text:p text:style-name="P15"/>
      <text:p text:style-name="P33">We know that macrophages produce tgfb which attracts fibroblasts which deposit collagen, therefore its better to limit the interaction with the other system through some approximation here</text:p>
      <text:p text:style-name="P33"/>
      <text:p text:style-name="P33">When a patient has come in, they are likely to have gone through the first stage of response – hemo. <text:s/>So its nota problem the wound model does not cover this</text:p>
      <text:p text:style-name="P33"/>
      <text:p text:style-name="P33">We also know burns melt the cells blocking the wound from immediate infection <text:span text:style-name="T13">(I know this is inaccurately worded)</text:span></text:p>
      <text:p text:style-name="P33"/>
      <text:p text:style-name="P33">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33"/>
      <text:p text:style-name="P33">We also know that certain cells are required for ang<text:span text:style-name="T11">iogenesis, the level of co-evolution between a wound cell and the innate immune response is governed by its access to the blood supply, also granted by angiogenesis</text:span></text:p>
      <text:p text:style-name="P33"/>
      <text:p text:style-name="P34">The AP model will act like an engine for the blood composition of the abm wound model, which could be extended to 3d or approximate this</text:p>
      <text:p text:style-name="P34"/>
      <text:p text:style-name="P34">For the presentation, optional slides explaining what system dynamic and abm models mean </text:p>
      <text:p text:style-name="P34"/>
      <text:p text:style-name="P34">Level of stress biomarkers</text:p>
      <text:p text:style-name="P34"/>
      <text:p text:style-name="P34">Age, weight, height, gender, <text:span text:style-name="T12">skin type sociomarkers. <text:s/>This are for greater accuracy and personalisation for patient trajectories laterally</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08T16:22:55.132408258</dc:date>
    <meta:editing-duration>PT4H10M35S</meta:editing-duration>
    <meta:editing-cycles>7</meta:editing-cycles>
    <meta:generator>LibreOffice/6.0.7.3$Linux_X86_64 LibreOffice_project/00m0$Build-3</meta:generator>
    <meta:document-statistic meta:table-count="3" meta:image-count="0" meta:object-count="0" meta:page-count="3" meta:paragraph-count="68" meta:word-count="546" meta:character-count="3642" meta:non-whitespace-character-count="3168"/>
  </office:meta>
</office:document-meta>
</file>